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ff" style:font-name="Times New Roman" officeooo:rsid="000fde43" officeooo:paragraph-rsid="000fde43"/>
    </style:style>
    <style:style style:name="P2" style:family="paragraph" style:parent-style-name="Standard">
      <style:paragraph-properties fo:text-align="center" style:justify-single-word="false"/>
      <style:text-properties fo:color="#3333ff" style:font-name="Times New Roman" fo:font-size="14pt" fo:font-weight="bold" officeooo:rsid="000fde43" officeooo:paragraph-rsid="000fde43" style:font-size-asian="14pt" style:font-weight-asian="bold" style:font-size-complex="14pt" style:font-weight-complex="bold"/>
    </style:style>
    <style:style style:name="P3" style:family="paragraph" style:parent-style-name="Standard">
      <style:paragraph-properties fo:break-before="page"/>
      <style:text-properties fo:color="#3333ff" style:font-name="Times New Roman" officeooo:rsid="000fde43" officeooo:paragraph-rsid="000fde43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color="#3333ff" style:font-name="Times New Roman" officeooo:rsid="00118023" officeooo:paragraph-rsid="00118023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color="#3333ff" style:font-name="Times New Roman" officeooo:rsid="00118023" officeooo:paragraph-rsid="001808b1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fo:color="#3333ff" style:font-name="Times New Roman" fo:font-weight="bold" officeooo:rsid="00118023" officeooo:paragraph-rsid="00118023" style:font-weight-asian="bold" style:font-weight-complex="bold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color="#3333ff" style:font-name="Times New Roman" officeooo:rsid="001808b1" officeooo:paragraph-rsid="001808b1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color="#3333ff" style:font-name="Times New Roman" fo:font-size="13pt" fo:font-weight="bold" officeooo:rsid="001808b1" officeooo:paragraph-rsid="001808b1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color="#3333ff" style:font-name="Times New Roman" officeooo:rsid="0019e6d0" officeooo:paragraph-rsid="0019e6d0"/>
    </style:style>
    <style:style style:name="P10" style:family="paragraph" style:parent-style-name="Standard">
      <style:paragraph-properties fo:margin-left="0.9846in" fo:margin-right="0in" fo:text-indent="0in" style:auto-text-indent="false"/>
      <style:text-properties fo:color="#3333ff" style:font-name="Times New Roman" officeooo:rsid="0011cc47" officeooo:paragraph-rsid="0011cc47"/>
    </style:style>
    <style:style style:name="P11" style:family="paragraph" style:parent-style-name="Standard">
      <style:paragraph-properties fo:margin-left="0.9846in" fo:margin-right="0in" fo:text-indent="0in" style:auto-text-indent="false"/>
      <style:text-properties fo:color="#3333ff" style:font-name="Times New Roman" fo:font-weight="bold" officeooo:rsid="0011cc47" officeooo:paragraph-rsid="0011cc47" style:font-weight-asian="bold" style:font-weight-complex="bold"/>
    </style:style>
    <style:style style:name="P12" style:family="paragraph" style:parent-style-name="Standard">
      <style:paragraph-properties fo:margin-left="0.9846in" fo:margin-right="0in" fo:text-indent="0in" style:auto-text-indent="false"/>
      <style:text-properties fo:color="#3333ff" style:font-name="Times New Roman" fo:font-weight="bold" officeooo:rsid="00150bb4" officeooo:paragraph-rsid="00150bb4" style:font-weight-asian="bold" style:font-weight-complex="bold"/>
    </style:style>
    <style:style style:name="P13" style:family="paragraph" style:parent-style-name="Standard">
      <style:paragraph-properties fo:margin-left="0.9846in" fo:margin-right="0in" fo:text-indent="0in" style:auto-text-indent="false"/>
      <style:text-properties fo:color="#3333ff" style:font-name="Times New Roman" fo:font-weight="bold" officeooo:rsid="00164113" officeooo:paragraph-rsid="00164113" style:font-weight-asian="bold" style:font-weight-complex="bold"/>
    </style:style>
    <style:style style:name="P14" style:family="paragraph" style:parent-style-name="Standard">
      <style:paragraph-properties fo:margin-left="0.9846in" fo:margin-right="0in" fo:text-indent="0in" style:auto-text-indent="false"/>
      <style:text-properties fo:color="#3333ff" style:font-name="Times New Roman" fo:font-weight="bold" officeooo:rsid="00173fd8" officeooo:paragraph-rsid="00173fd8" style:font-weight-asian="bold" style:font-weight-complex="bold"/>
    </style:style>
    <style:style style:name="P15" style:family="paragraph" style:parent-style-name="Standard">
      <style:paragraph-properties fo:margin-left="0.9846in" fo:margin-right="0in" fo:text-indent="0in" style:auto-text-indent="false"/>
      <style:text-properties fo:color="#3333ff" style:font-name="Times New Roman" fo:font-weight="bold" officeooo:rsid="001808b1" officeooo:paragraph-rsid="001808b1" style:font-weight-asian="bold" style:font-weight-complex="bold"/>
    </style:style>
    <style:style style:name="P16" style:family="paragraph" style:parent-style-name="Standard">
      <style:paragraph-properties fo:margin-left="0.9846in" fo:margin-right="0in" fo:text-indent="0in" style:auto-text-indent="false"/>
      <style:text-properties fo:color="#3333ff" style:font-name="Times New Roman" fo:font-weight="bold" officeooo:rsid="0018fe89" officeooo:paragraph-rsid="0018fe89" style:font-weight-asian="bold" style:font-weight-complex="bold"/>
    </style:style>
    <style:style style:name="P17" style:family="paragraph" style:parent-style-name="Standard">
      <style:paragraph-properties fo:margin-left="0.9846in" fo:margin-right="0in" fo:text-indent="0in" style:auto-text-indent="false"/>
      <style:text-properties fo:color="#3333ff" style:font-name="Times New Roman" officeooo:rsid="00150bb4" officeooo:paragraph-rsid="00150bb4"/>
    </style:style>
    <style:style style:name="P18" style:family="paragraph" style:parent-style-name="Standard">
      <style:paragraph-properties fo:margin-left="0.9846in" fo:margin-right="0in" fo:text-indent="0in" style:auto-text-indent="false"/>
      <style:text-properties fo:color="#3333ff" style:font-name="Times New Roman" officeooo:rsid="00164113" officeooo:paragraph-rsid="00164113"/>
    </style:style>
    <style:style style:name="P19" style:family="paragraph" style:parent-style-name="Standard">
      <style:paragraph-properties fo:margin-left="0.9846in" fo:margin-right="0in" fo:text-indent="0in" style:auto-text-indent="false"/>
      <style:text-properties fo:color="#3333ff" style:font-name="Times New Roman" officeooo:rsid="00173fd8" officeooo:paragraph-rsid="00173fd8"/>
    </style:style>
    <style:style style:name="P20" style:family="paragraph" style:parent-style-name="Standard">
      <style:paragraph-properties fo:margin-left="0.9846in" fo:margin-right="0in" fo:text-indent="0in" style:auto-text-indent="false"/>
      <style:text-properties fo:color="#3333ff" style:font-name="Times New Roman" officeooo:rsid="001808b1" officeooo:paragraph-rsid="001808b1"/>
    </style:style>
    <style:style style:name="P21" style:family="paragraph" style:parent-style-name="Standard">
      <style:paragraph-properties fo:margin-left="1.4772in" fo:margin-right="0in" fo:text-indent="0in" style:auto-text-indent="false"/>
      <style:text-properties fo:color="#3333ff" style:font-name="Times New Roman" officeooo:rsid="00164113" officeooo:paragraph-rsid="00164113"/>
    </style:style>
    <style:style style:name="P22" style:family="paragraph" style:parent-style-name="Standard">
      <style:paragraph-properties fo:margin-left="1.4772in" fo:margin-right="0in" fo:text-indent="0in" style:auto-text-indent="false"/>
      <style:text-properties fo:color="#3333ff" style:font-name="Times New Roman" fo:font-weight="bold" officeooo:rsid="00164113" officeooo:paragraph-rsid="00164113" style:font-weight-asian="bold" style:font-weight-complex="bold"/>
    </style:style>
    <style:style style:name="P23" style:family="paragraph" style:parent-style-name="Standard">
      <style:paragraph-properties fo:margin-left="1.4772in" fo:margin-right="0in" fo:text-indent="0in" style:auto-text-indent="false"/>
      <style:text-properties fo:color="#3333ff" style:font-name="Times New Roman" officeooo:rsid="001808b1" officeooo:paragraph-rsid="001808b1"/>
    </style:style>
    <style:style style:name="P24" style:family="paragraph" style:parent-style-name="Standard">
      <style:paragraph-properties fo:margin-left="1.4772in" fo:margin-right="0in" fo:text-indent="0in" style:auto-text-indent="false"/>
      <style:text-properties fo:color="#3333ff" style:font-name="Times New Roman" officeooo:rsid="00173fd8" officeooo:paragraph-rsid="00173fd8"/>
    </style:style>
    <style:style style:name="P25" style:family="paragraph" style:parent-style-name="Standard">
      <style:paragraph-properties fo:margin-left="1.4772in" fo:margin-right="0in" fo:text-indent="0in" style:auto-text-indent="false"/>
      <style:text-properties fo:color="#3333ff" style:font-name="Times New Roman" officeooo:rsid="00150bb4" officeooo:paragraph-rsid="00150bb4"/>
    </style:style>
    <style:style style:name="P26" style:family="paragraph" style:parent-style-name="Standard">
      <style:paragraph-properties fo:margin-left="1.4772in" fo:margin-right="0in" fo:text-indent="0in" style:auto-text-indent="false"/>
      <style:text-properties fo:color="#3333ff" style:font-name="Times New Roman" officeooo:rsid="0011cc47" officeooo:paragraph-rsid="0011cc47"/>
    </style:style>
    <style:style style:name="P27" style:family="paragraph" style:parent-style-name="Standard">
      <style:paragraph-properties fo:margin-left="1.4772in" fo:margin-right="0in" fo:text-indent="0in" style:auto-text-indent="false"/>
      <style:text-properties fo:color="#3333ff" style:font-name="Times New Roman" officeooo:rsid="0011cc47" officeooo:paragraph-rsid="001808b1"/>
    </style:style>
    <style:style style:name="P28" style:family="paragraph" style:parent-style-name="Standard">
      <style:paragraph-properties fo:margin-left="1.4772in" fo:margin-right="0in" fo:text-indent="0in" style:auto-text-indent="false"/>
      <style:text-properties fo:color="#3333ff" style:font-name="Times New Roman" officeooo:rsid="0018fe89" officeooo:paragraph-rsid="0018fe89"/>
    </style:style>
    <style:style style:name="P29" style:family="paragraph" style:parent-style-name="Standard">
      <style:paragraph-properties fo:margin-left="1.9693in" fo:margin-right="0in" fo:text-indent="0in" style:auto-text-indent="false"/>
      <style:text-properties fo:color="#3333ff" style:font-name="Times New Roman" officeooo:rsid="00164113" officeooo:paragraph-rsid="00164113"/>
    </style:style>
    <style:style style:name="P30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weight="bold" officeooo:rsid="001b339a" officeooo:paragraph-rsid="001b339a" style:font-weight-asian="bold" style:font-weight-complex="bold"/>
    </style:style>
    <style:style style:name="P31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weight="bold" officeooo:rsid="001bc352" officeooo:paragraph-rsid="001bc352" style:font-weight-asian="bold" style:font-weight-complex="bold"/>
    </style:style>
    <style:style style:name="P32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weight="bold" officeooo:rsid="001c1578" officeooo:paragraph-rsid="001c1578" style:font-weight-asian="bold" style:font-weight-complex="bold"/>
    </style:style>
    <style:style style:name="P33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weight="bold" officeooo:rsid="001ea344" officeooo:paragraph-rsid="001ea344" style:font-weight-asian="bold" style:font-weight-complex="bold"/>
    </style:style>
    <style:style style:name="P34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weight="bold" officeooo:rsid="00213486" officeooo:paragraph-rsid="00213486" style:font-weight-asian="bold" style:font-weight-complex="bold"/>
    </style:style>
    <style:style style:name="P35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size="13pt" fo:font-weight="bold" officeooo:rsid="001fc269" officeooo:paragraph-rsid="001fc269" style:font-size-asian="13pt" style:font-weight-asian="bold" style:font-size-complex="13pt" style:font-weight-complex="bold"/>
    </style:style>
    <style:style style:name="P36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weight="bold" officeooo:rsid="001ea344" officeooo:paragraph-rsid="001ea344" style:font-weight-asian="bold" style:font-weight-complex="bold"/>
    </style:style>
    <style:style style:name="P37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weight="bold" officeooo:rsid="00213486" officeooo:paragraph-rsid="00213486" style:font-weight-asian="bold" style:font-weight-complex="bold"/>
    </style:style>
    <style:style style:name="P38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size="13pt" fo:font-weight="bold" officeooo:rsid="001db8e6" officeooo:paragraph-rsid="001db8e6" style:font-size-asian="13pt" style:font-weight-asian="bold" style:font-size-complex="13pt" style:font-weight-complex="bold"/>
    </style:style>
    <style:style style:name="P39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size="13pt" fo:font-weight="bold" officeooo:rsid="00213486" officeooo:paragraph-rsid="00213486" style:font-size-asian="13pt" style:font-weight-asian="bold" style:font-size-complex="13pt" style:font-weight-complex="bold"/>
    </style:style>
    <style:style style:name="P40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size="13pt" style:text-underline-style="none" fo:font-weight="normal" officeooo:rsid="001fc269" officeooo:paragraph-rsid="001fc269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margin-left="1.5in" fo:margin-right="0in" fo:text-indent="0in" style:auto-text-indent="false"/>
      <style:text-properties fo:color="#3333ff" style:font-name="Times New Roman" officeooo:rsid="001b339a" officeooo:paragraph-rsid="001b339a"/>
    </style:style>
    <style:style style:name="P42" style:family="paragraph" style:parent-style-name="Standard">
      <style:paragraph-properties fo:margin-left="1.5in" fo:margin-right="0in" fo:text-indent="0in" style:auto-text-indent="false"/>
      <style:text-properties fo:color="#3333ff" style:font-name="Times New Roman" fo:font-weight="bold" officeooo:rsid="001b339a" officeooo:paragraph-rsid="001b339a" style:font-weight-asian="bold" style:font-weight-complex="bold"/>
    </style:style>
    <style:style style:name="P43" style:family="paragraph" style:parent-style-name="Standard">
      <style:paragraph-properties fo:margin-left="1.5in" fo:margin-right="0in" fo:text-indent="0in" style:auto-text-indent="false"/>
      <style:text-properties fo:color="#3333ff" style:font-name="Times New Roman" fo:font-weight="bold" officeooo:rsid="001bc352" officeooo:paragraph-rsid="001bc352" style:font-weight-asian="bold" style:font-weight-complex="bold"/>
    </style:style>
    <style:style style:name="P44" style:family="paragraph" style:parent-style-name="Standard">
      <style:paragraph-properties fo:margin-left="1.5in" fo:margin-right="0in" fo:text-indent="0in" style:auto-text-indent="false"/>
      <style:text-properties fo:color="#3333ff" style:font-name="Times New Roman" fo:font-weight="bold" officeooo:rsid="001c1578" officeooo:paragraph-rsid="001c1578" style:font-weight-asian="bold" style:font-weight-complex="bold"/>
    </style:style>
    <style:style style:name="P45" style:family="paragraph" style:parent-style-name="Standard">
      <style:paragraph-properties fo:margin-left="1.5in" fo:margin-right="0in" fo:text-indent="0in" style:auto-text-indent="false"/>
      <style:text-properties fo:color="#3333ff" style:font-name="Times New Roman" fo:font-weight="bold" officeooo:rsid="001ea344" officeooo:paragraph-rsid="001ea344" style:font-weight-asian="bold" style:font-weight-complex="bold"/>
    </style:style>
    <style:style style:name="P46" style:family="paragraph" style:parent-style-name="Standard">
      <style:paragraph-properties fo:margin-left="1.5in" fo:margin-right="0in" fo:text-indent="0in" style:auto-text-indent="false"/>
      <style:text-properties fo:color="#3333ff" style:font-name="Times New Roman" fo:font-weight="bold" officeooo:rsid="00213486" officeooo:paragraph-rsid="00213486" style:font-weight-asian="bold" style:font-weight-complex="bold"/>
    </style:style>
    <style:style style:name="P47" style:family="paragraph" style:parent-style-name="Standard">
      <style:paragraph-properties fo:margin-left="0.9846in" fo:margin-right="0in" fo:text-indent="0in" style:auto-text-indent="false"/>
      <style:text-properties fo:color="#3333ff" style:font-name="Times New Roman" fo:font-style="normal" fo:font-weight="normal" officeooo:rsid="001808b1" officeooo:paragraph-rsid="001808b1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margin-left="0.9846in" fo:margin-right="0in" fo:text-indent="0in" style:auto-text-indent="false"/>
      <style:text-properties fo:color="#3333ff" style:font-name="Times New Roman" fo:font-style="normal" fo:font-weight="normal" officeooo:rsid="0018fe89" officeooo:paragraph-rsid="0018fe89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fo:color="#3333ff" style:font-name="Times New Roman" fo:font-size="13pt" fo:font-style="normal" fo:font-weight="bold" officeooo:rsid="0019e6d0" officeooo:paragraph-rsid="0019e6d0" style:font-size-asian="13pt" style:font-style-asian="normal" style:font-weight-asian="bold" style:font-size-complex="13pt" style:font-style-complex="normal" style:font-weight-complex="bold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fo:color="#3333ff" style:font-name="Times New Roman" fo:font-size="13pt" fo:font-style="normal" fo:font-weight="bold" officeooo:rsid="0019e6d0" officeooo:paragraph-rsid="002610b0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fo:color="#3333ff" style:font-name="Times New Roman" fo:font-size="13pt" fo:font-weight="bold" officeooo:rsid="001808b1" officeooo:paragraph-rsid="002610b0" style:font-size-asian="13pt" style:font-weight-asian="bold" style:font-size-complex="13pt" style:font-weight-complex="bold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fo:color="#3333ff" style:font-name="Times New Roman" fo:font-style="normal" fo:font-weight="normal" officeooo:rsid="0019e6d0" officeooo:paragraph-rsid="0019e6d0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left="0.4925in" fo:margin-right="0in" fo:text-indent="0in" style:auto-text-indent="false"/>
      <style:text-properties fo:color="#3333ff" style:font-name="Times New Roman" fo:font-style="normal" fo:font-weight="normal" officeooo:rsid="0019e6d0" officeooo:paragraph-rsid="002610b0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margin-left="0.4925in" fo:margin-right="0in" fo:text-indent="0in" style:auto-text-indent="false"/>
      <style:text-properties fo:color="#3333ff" style:font-name="Times New Roman" fo:font-style="normal" fo:font-weight="normal" officeooo:rsid="001b339a" officeooo:paragraph-rsid="001b339a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fo:color="#3333ff" style:font-name="Times New Roman" officeooo:rsid="00118023" officeooo:paragraph-rsid="002610b0"/>
    </style:style>
    <style:style style:name="P56" style:family="paragraph" style:parent-style-name="Standard">
      <style:paragraph-properties fo:margin-left="0.4925in" fo:margin-right="0in" fo:text-indent="0in" style:auto-text-indent="false"/>
      <style:text-properties fo:color="#3333ff" style:font-name="Times New Roman" officeooo:rsid="001808b1" officeooo:paragraph-rsid="002610b0"/>
    </style:style>
    <style:style style:name="P57" style:family="paragraph" style:parent-style-name="Standard">
      <style:paragraph-properties fo:margin-left="0.4925in" fo:margin-right="0in" fo:text-indent="0in" style:auto-text-indent="false"/>
      <style:text-properties fo:color="#3333ff" style:font-name="Times New Roman" officeooo:rsid="0019e6d0" officeooo:paragraph-rsid="002610b0"/>
    </style:style>
    <style:style style:name="P58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style="normal" fo:font-weight="bold" officeooo:rsid="001b339a" officeooo:paragraph-rsid="001b339a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style="normal" fo:font-weight="bold" officeooo:rsid="00213486" officeooo:paragraph-rsid="002bec16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style="normal" fo:font-weight="bold" officeooo:rsid="002bb6fd" officeooo:paragraph-rsid="002bec16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weight="normal" officeooo:rsid="001c1578" officeooo:paragraph-rsid="001c1578" style:font-weight-asian="normal" style:font-weight-complex="normal"/>
    </style:style>
    <style:style style:name="P62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weight="normal" officeooo:rsid="001c1578" officeooo:paragraph-rsid="00287e6d" style:font-weight-asian="normal" style:font-weight-complex="normal"/>
    </style:style>
    <style:style style:name="P63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weight="normal" officeooo:rsid="001bc352" officeooo:paragraph-rsid="001bc352" style:font-weight-asian="normal" style:font-weight-complex="normal"/>
    </style:style>
    <style:style style:name="P64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weight="normal" officeooo:rsid="001bc352" officeooo:paragraph-rsid="002bec16" style:font-weight-asian="normal" style:font-weight-complex="normal"/>
    </style:style>
    <style:style style:name="P65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weight="normal" officeooo:rsid="001b339a" officeooo:paragraph-rsid="001b339a" style:font-weight-asian="normal" style:font-weight-complex="normal"/>
    </style:style>
    <style:style style:name="P66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weight="normal" officeooo:rsid="001b339a" officeooo:paragraph-rsid="00287e6d" style:font-weight-asian="normal" style:font-weight-complex="normal"/>
    </style:style>
    <style:style style:name="P67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weight="normal" officeooo:rsid="001ea344" officeooo:paragraph-rsid="001ea344" style:font-weight-asian="normal" style:font-weight-complex="normal"/>
    </style:style>
    <style:style style:name="P68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weight="normal" officeooo:rsid="00213486" officeooo:paragraph-rsid="00213486" style:font-weight-asian="normal" style:font-weight-complex="normal"/>
    </style:style>
    <style:style style:name="P69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weight="normal" officeooo:rsid="00213486" officeooo:paragraph-rsid="002bec16" style:font-weight-asian="normal" style:font-weight-complex="normal"/>
    </style:style>
    <style:style style:name="P70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weight="bold" officeooo:rsid="001b339a" officeooo:paragraph-rsid="00287e6d" style:font-weight-asian="bold" style:font-weight-complex="bold"/>
    </style:style>
    <style:style style:name="P71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weight="bold" officeooo:rsid="001b339a" officeooo:paragraph-rsid="002bec16" style:font-weight-asian="bold" style:font-weight-complex="bold"/>
    </style:style>
    <style:style style:name="P72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weight="bold" officeooo:rsid="001c1578" officeooo:paragraph-rsid="002bec16" style:font-weight-asian="bold" style:font-weight-complex="bold"/>
    </style:style>
    <style:style style:name="P73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weight="bold" officeooo:rsid="001bc352" officeooo:paragraph-rsid="002bec16" style:font-weight-asian="bold" style:font-weight-complex="bold"/>
    </style:style>
    <style:style style:name="P74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weight="bold" officeooo:rsid="00213486" officeooo:paragraph-rsid="002bec16" style:font-weight-asian="bold" style:font-weight-complex="bold"/>
    </style:style>
    <style:style style:name="P75" style:family="paragraph" style:parent-style-name="Standard">
      <style:paragraph-properties fo:margin-left="1in" fo:margin-right="0in" fo:text-indent="0in" style:auto-text-indent="false"/>
      <style:text-properties fo:color="#3333ff" style:font-name="Times New Roman" officeooo:rsid="001b339a" officeooo:paragraph-rsid="00287e6d"/>
    </style:style>
    <style:style style:name="P76" style:family="paragraph" style:parent-style-name="Standard">
      <style:paragraph-properties fo:margin-left="1.5in" fo:margin-right="0in" fo:text-indent="0in" style:auto-text-indent="false"/>
      <style:text-properties fo:color="#3333ff" style:font-name="Times New Roman" fo:font-weight="normal" officeooo:rsid="001b339a" officeooo:paragraph-rsid="001b339a" style:font-weight-asian="normal" style:font-weight-complex="normal"/>
    </style:style>
    <style:style style:name="P77" style:family="paragraph" style:parent-style-name="Standard">
      <style:paragraph-properties fo:margin-left="1.5in" fo:margin-right="0in" fo:text-indent="0in" style:auto-text-indent="false"/>
      <style:text-properties fo:color="#3333ff" style:font-name="Times New Roman" fo:font-weight="normal" officeooo:rsid="001c1578" officeooo:paragraph-rsid="001c1578" style:font-weight-asian="normal" style:font-weight-complex="normal"/>
    </style:style>
    <style:style style:name="P78" style:family="paragraph" style:parent-style-name="Standard">
      <style:paragraph-properties fo:margin-left="1.5in" fo:margin-right="0in" fo:text-indent="0in" style:auto-text-indent="false"/>
      <style:text-properties fo:color="#3333ff" style:font-name="Times New Roman" fo:font-weight="normal" officeooo:rsid="001bc352" officeooo:paragraph-rsid="001bc352" style:font-weight-asian="normal" style:font-weight-complex="normal"/>
    </style:style>
    <style:style style:name="P79" style:family="paragraph" style:parent-style-name="Standard">
      <style:paragraph-properties fo:margin-left="1.5in" fo:margin-right="0in" fo:text-indent="0in" style:auto-text-indent="false"/>
      <style:text-properties fo:color="#3333ff" style:font-name="Times New Roman" fo:font-weight="normal" officeooo:rsid="001ea344" officeooo:paragraph-rsid="001ea344" style:font-weight-asian="normal" style:font-weight-complex="normal"/>
    </style:style>
    <style:style style:name="P80" style:family="paragraph" style:parent-style-name="Standard">
      <style:paragraph-properties fo:margin-left="1.5in" fo:margin-right="0in" fo:text-indent="0in" style:auto-text-indent="false"/>
      <style:text-properties fo:color="#3333ff" style:font-name="Times New Roman" fo:font-weight="normal" officeooo:rsid="00213486" officeooo:paragraph-rsid="00213486" style:font-weight-asian="normal" style:font-weight-complex="normal"/>
    </style:style>
    <style:style style:name="P81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weight="normal" officeooo:rsid="001c1578" officeooo:paragraph-rsid="001c1578" style:font-weight-asian="normal" style:font-weight-complex="normal"/>
    </style:style>
    <style:style style:name="P82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weight="normal" officeooo:rsid="001c1578" officeooo:paragraph-rsid="00287e6d" style:font-weight-asian="normal" style:font-weight-complex="normal"/>
    </style:style>
    <style:style style:name="P83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weight="normal" officeooo:rsid="001c1578" officeooo:paragraph-rsid="002bec16" style:font-weight-asian="normal" style:font-weight-complex="normal"/>
    </style:style>
    <style:style style:name="P84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weight="normal" officeooo:rsid="001ea344" officeooo:paragraph-rsid="001ea344" style:font-weight-asian="normal" style:font-weight-complex="normal"/>
    </style:style>
    <style:style style:name="P85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weight="normal" officeooo:rsid="001ea344" officeooo:paragraph-rsid="002610b0" style:font-weight-asian="normal" style:font-weight-complex="normal"/>
    </style:style>
    <style:style style:name="P86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weight="normal" officeooo:rsid="001fc269" officeooo:paragraph-rsid="001fc269" style:font-weight-asian="normal" style:font-weight-complex="normal"/>
    </style:style>
    <style:style style:name="P87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weight="normal" officeooo:rsid="00213486" officeooo:paragraph-rsid="00213486" style:font-weight-asian="normal" style:font-weight-complex="normal"/>
    </style:style>
    <style:style style:name="P88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weight="normal" officeooo:rsid="00213486" officeooo:paragraph-rsid="002bec16" style:font-weight-asian="normal" style:font-weight-complex="normal"/>
    </style:style>
    <style:style style:name="P89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weight="normal" officeooo:rsid="001bc352" officeooo:paragraph-rsid="002bec16" style:font-weight-asian="normal" style:font-weight-complex="normal"/>
    </style:style>
    <style:style style:name="P90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weight="normal" officeooo:rsid="001b339a" officeooo:paragraph-rsid="002bec16" style:font-weight-asian="normal" style:font-weight-complex="normal"/>
    </style:style>
    <style:style style:name="P91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style="normal" fo:font-weight="normal" officeooo:rsid="001ea344" officeooo:paragraph-rsid="002610b0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style="normal" fo:font-weight="normal" officeooo:rsid="00213486" officeooo:paragraph-rsid="00262f52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style="normal" fo:font-weight="bold" officeooo:rsid="001b339a" officeooo:paragraph-rsid="00287e6d" style:font-style-asian="normal" style:font-weight-asian="bold" style:font-style-complex="normal" style:font-weight-complex="bold"/>
    </style:style>
    <style:style style:name="P94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style="normal" fo:font-weight="bold" officeooo:rsid="002bb6fd" officeooo:paragraph-rsid="002bec16" style:font-style-asian="normal" style:font-weight-asian="bold" style:font-style-complex="normal" style:font-weight-complex="bold"/>
    </style:style>
    <style:style style:name="P95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style="normal" fo:font-weight="bold" officeooo:rsid="00213486" officeooo:paragraph-rsid="002bec16" style:font-style-asian="normal" style:font-weight-asian="bold" style:font-style-complex="normal" style:font-weight-complex="bold"/>
    </style:style>
    <style:style style:name="P96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size="13pt" fo:font-weight="bold" officeooo:rsid="001db8e6" officeooo:paragraph-rsid="002610b0" style:font-size-asian="13pt" style:font-weight-asian="bold" style:font-size-complex="13pt" style:font-weight-complex="bold"/>
    </style:style>
    <style:style style:name="P97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size="13pt" fo:font-weight="bold" officeooo:rsid="00213486" officeooo:paragraph-rsid="00262f52" style:font-size-asian="13pt" style:font-weight-asian="bold" style:font-size-complex="13pt" style:font-weight-complex="bold"/>
    </style:style>
    <style:style style:name="P98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size="13pt" fo:font-weight="bold" officeooo:rsid="001fc269" officeooo:paragraph-rsid="002bec16" style:font-size-asian="13pt" style:font-weight-asian="bold" style:font-size-complex="13pt" style:font-weight-complex="bold"/>
    </style:style>
    <style:style style:name="P99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weight="bold" officeooo:rsid="00213486" officeooo:paragraph-rsid="00262f52" style:font-weight-asian="bold" style:font-weight-complex="bold"/>
    </style:style>
    <style:style style:name="P100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weight="bold" officeooo:rsid="00213486" officeooo:paragraph-rsid="002bec16" style:font-weight-asian="bold" style:font-weight-complex="bold"/>
    </style:style>
    <style:style style:name="P101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weight="bold" officeooo:rsid="001b339a" officeooo:paragraph-rsid="00287e6d" style:font-weight-asian="bold" style:font-weight-complex="bold"/>
    </style:style>
    <style:style style:name="P102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weight="bold" officeooo:rsid="001b339a" officeooo:paragraph-rsid="002bec16" style:font-weight-asian="bold" style:font-weight-complex="bold"/>
    </style:style>
    <style:style style:name="P103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weight="bold" officeooo:rsid="001c1578" officeooo:paragraph-rsid="00287e6d" style:font-weight-asian="bold" style:font-weight-complex="bold"/>
    </style:style>
    <style:style style:name="P104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weight="bold" officeooo:rsid="001c1578" officeooo:paragraph-rsid="002bec16" style:font-weight-asian="bold" style:font-weight-complex="bold"/>
    </style:style>
    <style:style style:name="P105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weight="bold" officeooo:rsid="001bc352" officeooo:paragraph-rsid="002bec16" style:font-weight-asian="bold" style:font-weight-complex="bold"/>
    </style:style>
    <style:style style:name="P106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weight="bold" officeooo:rsid="002bb6fd" officeooo:paragraph-rsid="002bec16" style:font-weight-asian="bold" style:font-weight-complex="bold"/>
    </style:style>
    <style:style style:name="P107" style:family="paragraph" style:parent-style-name="Standard">
      <style:paragraph-properties fo:margin-left="0in" fo:margin-right="0in" fo:text-indent="0in" style:auto-text-indent="false"/>
      <style:text-properties fo:color="#3333ff" style:font-name="Times New Roman" fo:font-weight="normal" officeooo:rsid="00213486" officeooo:paragraph-rsid="00213486" style:font-weight-asian="normal" style:font-weight-complex="normal"/>
    </style:style>
    <style:style style:name="P108" style:family="paragraph" style:parent-style-name="Standard">
      <style:paragraph-properties fo:margin-left="0in" fo:margin-right="0in" fo:text-indent="0in" style:auto-text-indent="false"/>
      <style:text-properties fo:color="#3333ff" style:font-name="Times New Roman" fo:font-style="normal" fo:font-weight="normal" officeooo:rsid="00213486" officeooo:paragraph-rsid="002bec16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margin-left="0in" fo:margin-right="0in" fo:text-indent="0in" style:auto-text-indent="false"/>
      <style:text-properties fo:color="#3333ff" style:font-name="Times New Roman" fo:font-style="normal" fo:font-weight="normal" officeooo:rsid="00262f52" officeooo:paragraph-rsid="00262f52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margin-left="0in" fo:margin-right="0in" fo:text-indent="0in" style:auto-text-indent="false"/>
      <style:text-properties fo:color="#3333ff" style:font-name="Times New Roman" fo:font-style="normal" fo:font-weight="normal" officeooo:rsid="001c1578" officeooo:paragraph-rsid="002bec16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color="#3333ff" style:font-name="Times New Roman" officeooo:rsid="002610b0" officeooo:paragraph-rsid="002610b0"/>
    </style:style>
    <style:style style:name="P112" style:family="paragraph" style:parent-style-name="Standard">
      <style:text-properties fo:color="#3333ff" style:font-name="Times New Roman" officeooo:rsid="000fde43" officeooo:paragraph-rsid="000fde43"/>
    </style:style>
    <style:style style:name="P113" style:family="paragraph" style:parent-style-name="Standard">
      <style:text-properties fo:color="#3333ff" style:font-name="Times New Roman" officeooo:rsid="002f1df8" officeooo:paragraph-rsid="002f1df8"/>
    </style:style>
    <style:style style:name="P114" style:family="paragraph" style:parent-style-name="Standard" style:list-style-name="L1">
      <style:text-properties fo:color="#3333ff" style:font-name="Times New Roman" officeooo:rsid="002f1df8" officeooo:paragraph-rsid="002f1df8"/>
    </style:style>
    <style:style style:name="P115" style:family="paragraph" style:parent-style-name="Standard" style:list-style-name="L1">
      <style:text-properties fo:color="#3333ff" style:font-name="Times New Roman" officeooo:rsid="00316650" officeooo:paragraph-rsid="00316650"/>
    </style:style>
    <style:style style:name="P116" style:family="paragraph" style:parent-style-name="Standard">
      <style:text-properties fo:color="#3333ff" style:font-name="Times New Roman" officeooo:rsid="00316650" officeooo:paragraph-rsid="00316650"/>
    </style:style>
    <style:style style:name="P117" style:family="paragraph" style:parent-style-name="Standard">
      <style:paragraph-properties fo:break-before="page"/>
      <style:text-properties fo:color="#3333ff" style:font-name="Times New Roman" fo:font-size="13pt" fo:font-weight="bold" officeooo:rsid="002f1df8" officeooo:paragraph-rsid="002f1df8" style:font-size-asian="13pt" style:font-weight-asian="bold" style:font-size-complex="13pt" style:font-weight-complex="bold"/>
    </style:style>
    <style:style style:name="P118" style:family="paragraph" style:parent-style-name="Standard">
      <style:paragraph-properties fo:break-before="page"/>
      <style:text-properties fo:color="#3333ff" style:font-name="Times New Roman" officeooo:rsid="00118023" officeooo:paragraph-rsid="00118023"/>
    </style:style>
    <style:style style:name="P119" style:family="paragraph" style:parent-style-name="Standard">
      <style:paragraph-properties fo:break-before="page"/>
      <style:text-properties fo:color="#3333ff" style:font-name="Times New Roman" officeooo:rsid="00316650" officeooo:paragraph-rsid="00316650"/>
    </style:style>
    <style:style style:name="P120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style="normal" fo:font-weight="normal" officeooo:rsid="001b339a" officeooo:paragraph-rsid="00287e6d" style:font-style-asian="normal" style:font-weight-asian="normal" style:font-style-complex="normal" style:font-weight-complex="normal"/>
    </style:style>
    <style:style style:name="P121" style:family="paragraph" style:parent-style-name="Standard">
      <style:paragraph-properties fo:margin-left="0.5in" fo:margin-right="0in" fo:text-indent="0in" style:auto-text-indent="false"/>
      <style:text-properties fo:color="#3333ff" style:font-name="Times New Roman" fo:font-style="normal" fo:font-weight="bold" officeooo:rsid="00287e6d" officeooo:paragraph-rsid="002bec16" style:font-style-asian="normal" style:font-weight-asian="bold" style:font-style-complex="normal" style:font-weight-complex="bold"/>
    </style:style>
    <style:style style:name="P122" style:family="paragraph" style:parent-style-name="Standard">
      <style:paragraph-properties fo:margin-left="1in" fo:margin-right="0in" fo:text-indent="0in" style:auto-text-indent="false"/>
      <style:text-properties fo:color="#3333ff" style:font-name="Times New Roman" fo:font-style="normal" fo:font-weight="normal" officeooo:rsid="00287e6d" officeooo:paragraph-rsid="00287e6d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margin-left="0in" fo:margin-right="0in" fo:text-indent="0in" style:auto-text-indent="false"/>
      <style:text-properties fo:color="#3333ff" style:font-name="Times New Roman" fo:font-style="normal" fo:font-weight="bold" officeooo:rsid="002bb6fd" officeooo:paragraph-rsid="002bec16" style:font-style-asian="normal" style:font-weight-asian="bold" style:font-style-complex="normal" style:font-weight-complex="bold"/>
    </style:style>
    <style:style style:name="T1" style:family="text">
      <style:text-properties officeooo:rsid="00118023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808b1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b339a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18023" style:font-weight-asian="bold" style:font-weight-complex="bold"/>
    </style:style>
    <style:style style:name="T9" style:family="text">
      <style:text-properties fo:font-weight="bold" officeooo:rsid="001808b1" style:font-weight-asian="bold" style:font-weight-complex="bold"/>
    </style:style>
    <style:style style:name="T10" style:family="text">
      <style:text-properties fo:font-weight="bold" officeooo:rsid="002610b0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808b1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18023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610b0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808b1" style:font-style-asian="italic" style:font-weight-asian="normal" style:font-style-complex="italic" style:font-weight-complex="normal"/>
    </style:style>
    <style:style style:name="T18" style:family="text">
      <style:text-properties officeooo:rsid="001808b1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2610b0"/>
    </style:style>
    <style:style style:name="T21" style:family="text">
      <style:text-properties fo:font-size="13pt" fo:font-weight="bold" style:font-size-asian="13pt" style:font-weight-asian="bold" style:font-size-complex="13pt" style:font-weight-complex="bold"/>
    </style:style>
    <style:style style:name="T22" style:family="text">
      <style:text-properties officeooo:rsid="002a1b12"/>
    </style:style>
    <style:style style:name="T23" style:family="text">
      <style:text-properties fo:color="#3333ff" style:font-name="Times New Roman" fo:font-style="normal" fo:font-weight="bold" officeooo:rsid="002bb6f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lect System</text:p>
      <text:p text:style-name="P1"/>
      <text:p text:style-name="P1">The <text:span text:style-name="T7">Select </text:span>system <text:span text:style-name="T1">provides a class interface to the </text:span><text:span text:style-name="T8">PHP </text:span><text:span text:style-name="T14">stream_select</text:span><text:span text:style-name="T1"> function providing increased functionality and easier use. </text:span></text:p>
      <text:p text:style-name="P1"/>
      <text:p text:style-name="P111">The Select system is comprised of the <text:span text:style-name="T6">Select</text:span> class and 5 support classes:</text:p>
      <text:p text:style-name="P111"/>
      <text:p text:style-name="P55"><text:span text:style-name="T7">Descriptor</text:span></text:p>
      <text:p text:style-name="P55">The <text:span text:style-name="T15">Select\Descriptor</text:span> class provides a means of encapsulating all of the information required to schedule and process stream Select requests. <text:s/><text:span text:style-name="T16">Select\</text:span><text:span text:style-name="T17">Descriptor</text:span><text:span text:style-name="T18">s are created, maintained and destroyed by the </text:span><text:span text:style-name="T12">Select\Register</text:span><text:span text:style-name="T18"> class. <text:s/></text:span></text:p>
      <text:p text:style-name="P55"/>
      <text:p text:style-name="P51">Storage</text:p>
      <text:p text:style-name="P56">The <text:span text:style-name="T11">Select\Storage </text:span>class provides a centralized storage primarily for <text:span text:style-name="T16">S</text:span><text:span text:style-name="T15">elect</text:span><text:span text:style-name="T16">\</text:span><text:span text:style-name="T15">Descriptor</text:span>s, as well as other properties, which must be shared between <text:span text:style-name="T4">Select</text:span> classes.</text:p>
      <text:p text:style-name="P56"/>
      <text:p text:style-name="P50">Register</text:p>
      <text:p text:style-name="P57"><text:span text:style-name="T2">The </text:span><text:span text:style-name="T15">Select\Register </text:span><text:span text:style-name="T2">class <text:s/></text:span><text:span text:style-name="T3">create</text:span><text:span text:style-name="T2">s</text:span><text:span text:style-name="T3">, maintain</text:span><text:span text:style-name="T2">s</text:span><text:span text:style-name="T3"> and destroy</text:span><text:span text:style-name="T2">s </text:span><text:span text:style-name="T15">Select\Descriptor</text:span><text:span text:style-name="T2">s.</text:span></text:p>
      <text:p text:style-name="P53"/>
      <text:p text:style-name="P96">Poll</text:p>
      <text:p text:style-name="P85">The <text:span text:style-name="T11">Select\Poll</text:span> class creates the arrays required by the <text:span text:style-name="T10">PHP </text:span><text:span text:style-name="T7">stream_select</text:span> <text:span text:style-name="T20">function</text:span>, places the request(s) and schedules selected descriptors for processing by their callback drivers.</text:p>
      <text:p text:style-name="P91"/>
      <text:p text:style-name="P97">Process</text:p>
      <text:p text:style-name="P99"><text:span text:style-name="T19">The </text:span><text:span text:style-name="T15">Select\Process</text:span><text:span text:style-name="T19"> class takes the descriptors selected by the </text:span><text:span text:style-name="T15">Select\Poll</text:span><text:span text:style-name="T19"> class and dispatches them to the corresponding callback class/method for I/O processing.</text:span></text:p>
      <text:p text:style-name="P92"/>
      <text:p text:style-name="P109">The <text:span text:style-name="T7">Select</text:span> class provides a simple interface to both the support classes listed above and several additional methods to make interfacing and processing easier to request and perform.</text:p>
      <text:p text:style-name="P109"/>
      <text:p text:style-name="P109">Class methods:</text:p>
      <text:p text:style-name="P109"/>
      <text:p text:style-name="P106"><text:span text:style-name="T4">processDescriptors</text:span></text:p>
      <text:p text:style-name="P60"><text:span text:style-name="T19">Single step to </text:span>pollSelect<text:span text:style-name="T19"> and </text:span>readyDescriptors<text:span text:style-name="T19">.</text:span></text:p>
      <text:p text:style-name="P94"><text:span text:style-name="T19"/></text:p>
      <text:p text:style-name="P121">storage</text:p>
      <text:p text:style-name="P122">Get a pointer to the <text:span text:style-name="T11">Select\Storage</text:span> instance.</text:p>
      <text:p text:style-name="P120"/>
      <text:p text:style-name="P93">register (name, type, resource[, callback[, buffer]]</text:p>
      <text:p text:style-name="P75">Create a descriptor containing the provided fields and store the descriptor in the <text:span text:style-name="T13">Select\Storage::selectDescriptors</text:span> array.</text:p>
      <text:p text:style-name="P75"/>
      <text:p text:style-name="P101">unregister (name, type)</text:p>
      <text:p text:style-name="P70"><text:span text:style-name="T19">Destroy the requested descriptor. <text:s/>The descriptor is removed from the </text:span><text:span text:style-name="T11">Select\Storage::selectDescriptors</text:span><text:span text:style-name="T19"> array and the </text:span><text:span text:style-name="T11">Select\Storage::pollSetupRequired</text:span><text:span text:style-name="T19"> flag is set to true.</text:span></text:p>
      <text:p text:style-name="P66"/>
      <text:p text:style-name="P103">unregisterAll</text:p>
      <text:p text:style-name="P62"><text:soft-page-break/>Destroy all descriptors.</text:p>
      <text:p text:style-name="P82"/>
      <text:p text:style-name="P106"><text:span text:style-name="T4">readyDescriptors</text:span></text:p>
      <text:p text:style-name="P59"><text:span text:style-name="T19">Process all descriptors in </text:span><text:span text:style-name="T15">Select\Storage::selectDescriptors</text:span><text:span text:style-name="T19"> with the ready flag set to true by calling their callback processing routine.</text:span></text:p>
      <text:p text:style-name="P95"><text:span text:style-name="T19"/></text:p>
      <text:p text:style-name="P100">selectReady</text:p>
      <text:p text:style-name="P69">Returns the number of descriptors selected for I/O processing.</text:p>
      <text:p text:style-name="P108"/>
      <text:p text:style-name="P100">selected</text:p>
      <text:p text:style-name="P74"><text:span text:style-name="T19">Returns the number of streams that are in all </text:span><text:span text:style-name="T15">Selected </text:span><text:span text:style-name="T19">arrays.</text:span></text:p>
      <text:p text:style-name="P69"/>
      <text:p text:style-name="P100">timeout</text:p>
      <text:p text:style-name="P69">Sets and gets the stream_select timeout.</text:p>
      <text:p text:style-name="P69"/>
      <text:p text:style-name="P98">poll<text:span text:style-name="T22">Select</text:span></text:p>
      <text:p text:style-name="P74"><text:span text:style-name="T19">Polls the selected arrays, created when </text:span><text:span text:style-name="T15">Select\Storage::pollSetupRequired</text:span><text:span text:style-name="T19"> is true, for ready resources, and schedules selected descriptors for I/O processing.</text:span></text:p>
      <text:p text:style-name="P88"/>
      <text:p text:style-name="P104">createCallback (type)</text:p>
      <text:p text:style-name="P72"><text:span text:style-name="T19">Creates a default callback array with </text:span><text:span text:style-name="T15">Select\Drivers</text:span><text:span text:style-name="T19"> as the class and </text:span><text:span text:style-name="T4">type</text:span><text:span text:style-name="T19"> as the method name.</text:span></text:p>
      <text:p text:style-name="P110"/>
      <text:p text:style-name="P104">callback (name, type, callback)</text:p>
      <text:p text:style-name="P72"><text:span text:style-name="T19">Sets and retrieves the </text:span>callback<text:span text:style-name="T19"> array.</text:span></text:p>
      <text:p text:style-name="P83"/>
      <text:p text:style-name="P105">enable (name, type)</text:p>
      <text:p text:style-name="P64">Enable the requested descriptor for Select processing.</text:p>
      <text:p text:style-name="P64"/>
      <text:p text:style-name="P105">disable (name, type)</text:p>
      <text:p text:style-name="P64">Disable the requested descriptor. </text:p>
      <text:p text:style-name="P90"/>
      <text:p text:style-name="P105">isEnabled (name, type)</text:p>
      <text:p text:style-name="P64">Returns the enabled setting of the descriptor.</text:p>
      <text:p text:style-name="P89"/>
      <text:p text:style-name="P105">buffer (name, type, buffer)</text:p>
      <text:p text:style-name="P73"><text:span text:style-name="T19">Sets and retrieves the </text:span>buffer<text:span text:style-name="T19"> contents.</text:span></text:p>
      <text:p text:style-name="P89"/>
      <text:p text:style-name="P102">descriptorKey (name, type)</text:p>
      <text:p text:style-name="P71"><text:span text:style-name="T19">Returns a descriptor key created from the </text:span>name<text:span text:style-name="T19"> and </text:span>type<text:span text:style-name="T19"> parameters for use in locating a descriptor in </text:span><text:span text:style-name="T11">Select\Storage::selectDescriptors</text:span><text:span text:style-name="T19">.</text:span></text:p>
      <text:p text:style-name="P89"/>
      <text:p text:style-name="P105">getDescriptor (name, type)</text:p>
      <text:p text:style-name="P73"><text:span text:style-name="T19">Looks up the requested descriptor in </text:span><text:span text:style-name="T11">Select\Storage::selectDescriptor</text:span><text:span text:style-name="T19">. <text:s/>If found, the descriptor class instance is returned. <text:s/>If not found, a </text:span><text:span text:style-name="T15">Select\Exception</text:span><text:span text:style-name="T19"> exception is thrown.</text:span></text:p>
      <text:p text:style-name="P123"><text:span text:style-name="T2"/></text:p>
      <text:p text:style-name="P117">Recommended steps for using the Select systems.</text:p>
      <text:p text:style-name="P113"/>
      <text:p text:style-name="P113">The following steps should be performed to use the Select system via a Select class instance:</text:p>
      <text:p text:style-name="P113"/>
      <text:list xml:id="list6935102036773273557" text:style-name="L1">
        <text:list-item>
          <text:p text:style-name="P114">Create a new <text:span text:style-name="T7">Select</text:span> class object ($select)</text:p>
        </text:list-item>
        <text:list-item>
          <text:p text:style-name="P114">Register resource stream(s) to select:</text:p>
          <text:list>
            <text:list-item>
              <text:p text:style-name="P114">$select-&gt;register stream-name, stream-type, resource</text:p>
            </text:list-item>
            <text:list-item>
              <text:p text:style-name="P114">if the default Drivers are not to be used, </text:p>
              <text:list>
                <text:list-header>
                  <text:p text:style-name="P114">$select-&gt;callback stream-name, stream-type, stream-callback</text:p>
                </text:list-header>
              </text:list>
            </text:list-item>
            <text:list-item>
              <text:p text:style-name="P114">if stream-type = write, set the output buffer contents</text:p>
              <text:list>
                <text:list-header>
                  <text:p text:style-name="P114">$select-&gt;buffer contents</text:p>
                </text:list-header>
              </text:list>
            </text:list-item>
            <text:list-item>
              <text:p text:style-name="P114">enable the descriptor for processing</text:p>
            </text:list-item>
            <text:list-item>
              <text:p text:style-name="P114">$select-&gt;enable</text:p>
            </text:list-item>
            <text:list-item>
              <text:p text:style-name="P114">repeat step 2 for additional streams</text:p>
            </text:list-item>
          </text:list>
        </text:list-item>
        <text:list-item>
          <text:p text:style-name="P114">Select and process the streams:</text:p>
          <text:list>
            <text:list-item>
              <text:p text:style-name="P114">$select-&gt;processDescriptors</text:p>
            </text:list-item>
            <text:list-item>
              <text:p text:style-name="P114">if true is returned, perform step 3a.</text:p>
            </text:list-item>
          </text:list>
        </text:list-item>
        <text:list-item>
          <text:p text:style-name="P115">The Select class is exited to the caller to perform I/O complete tasks.</text:p>
          <text:list>
            <text:list-item>
              <text:p text:style-name="P115">If further selects are desired, perform step 3</text:p>
            </text:list-item>
          </text:list>
        </text:list-item>
        <text:list-item>
          <text:p text:style-name="P115">Unregister all descriptors and delete the Select class</text:p>
          <text:list>
            <text:list-item>
              <text:p text:style-name="P115">$select-&gt;unregisterAll</text:p>
            </text:list-item>
            <text:list-item>
              <text:p text:style-name="P115">$select = null</text:p>
            </text:list-item>
          </text:list>
        </text:list-item>
      </text:list>
      <text:p text:style-name="P116"/>
      <text:p text:style-name="P116"/>
      <text:p text:style-name="P119"/>
      <text:p text:style-name="P119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8"><text:span text:style-name="T21">Support Classes</text:span></text:p>
      <text:p text:style-name="P4"/>
      <text:p text:style-name="P6">Descriptor</text:p>
      <text:p text:style-name="P5">The <text:span text:style-name="T15">Select\Descriptor</text:span> class provides a means of encapsulating all of the information required to schedule and process stream Select requests. <text:s/><text:span text:style-name="T9">Descriptor</text:span><text:span text:style-name="T18">s are created, maintained and destroyed by the </text:span><text:span text:style-name="T12">Select\Register</text:span><text:span text:style-name="T18"> class. <text:s/></text:span></text:p>
      <text:p text:style-name="P5"/>
      <text:p text:style-name="P5"><text:span text:style-name="T18">Information stored in the </text:span><text:span text:style-name="T9">Descriptor</text:span><text:span text:style-name="T18"> class includes:</text:span></text:p>
      <text:p text:style-name="P4"/>
      <text:p text:style-name="P11">name (string)</text:p>
      <text:p text:style-name="P26">Contains the user-assigned <text:span text:style-name="T18">resource (</text:span>stream<text:span text:style-name="T18">)</text:span> name. <text:s/>The <text:span text:style-name="T7">name</text:span> field is used with the <text:span text:style-name="T7">type</text:span> field to form a storage access key.</text:p>
      <text:p text:style-name="P10"/>
      <text:p text:style-name="P11">type (string)</text:p>
      <text:p text:style-name="P27">The type of <text:span text:style-name="T18">resource (</text:span>stream<text:span text:style-name="T18">)</text:span>: <text:span text:style-name="T11">read</text:span>, <text:span text:style-name="T11">write</text:span>, or <text:span text:style-name="T11">except</text:span>. <text:s/>The <text:span text:style-name="T9">typ</text:span><text:span text:style-name="T7">e</text:span> field is used with the <text:span text:style-name="T9">nam</text:span><text:span text:style-name="T7">e</text:span> field to form a storage access key.</text:p>
      <text:p text:style-name="P10"/>
      <text:p text:style-name="P11">resource (resource)</text:p>
      <text:p text:style-name="P26">The stream resource (or file handle).</text:p>
      <text:p text:style-name="P10"/>
      <text:p text:style-name="P12">enabled (boolean)</text:p>
      <text:p text:style-name="P25">If true, the descriptor is requesting processing.</text:p>
      <text:p text:style-name="P17"/>
      <text:p text:style-name="P12">ready (boolean)</text:p>
      <text:p text:style-name="P25">If true, a select request on the resource has resulted in a ready for processing state.</text:p>
      <text:p text:style-name="P17"/>
      <text:p text:style-name="P12">complete (boolean)</text:p>
      <text:p text:style-name="P25">Used by the Drivers class to signal operation complete on the resource.</text:p>
      <text:p text:style-name="P17"/>
      <text:p text:style-name="P13">callback (array)</text:p>
      <text:p text:style-name="P21">An array containing the class instance and method of the I/O driver responsible for handling the I/O request.</text:p>
      <text:p text:style-name="P18"/>
      <text:p text:style-name="P22">class (object)</text:p>
      <text:p text:style-name="P29">The class entry contains the class instance of the I/O driver.</text:p>
      <text:p text:style-name="P21"/>
      <text:p text:style-name="P22">method (string)</text:p>
      <text:p text:style-name="P29">The method entry contains the name of the I/O driver class method.</text:p>
      <text:p text:style-name="P21"/>
      <text:p text:style-name="P14">buffer (string)</text:p>
      <text:p text:style-name="P24">Storage for input/output buffering.</text:p>
      <text:p text:style-name="P19"/>
      <text:p text:style-name="P14">index (integer)</text:p>
      <text:p text:style-name="P24">Length of data in the buffer.</text:p>
      <text:p text:style-name="P19"/>
      <text:p text:style-name="P8">Storage</text:p>
      <text:p text:style-name="P7">The <text:span text:style-name="T11">Select\Storage </text:span>class provides a centralized storage primarily for select <text:span text:style-name="T7">Descriptor</text:span>s, as well as other properties, which must be shared between <text:span text:style-name="T4">Select</text:span> classes.</text:p>
      <text:p text:style-name="P7"><text:soft-page-break/></text:p>
      <text:p text:style-name="P7">Currently, the following storage has been allocated:</text:p>
      <text:p text:style-name="P7"/>
      <text:p text:style-name="P15">selectDescriptors (array)</text:p>
      <text:p text:style-name="P23">An associative array containing the descriptors to be processed by the Select system. <text:s/></text:p>
      <text:p text:style-name="P20"/>
      <text:p text:style-name="P23">The key is created by concatenating the descriptor <text:span text:style-name="T7">name</text:span> and <text:span text:style-name="T7">type</text:span> with a <text:span text:style-name="T11">dot</text:span> separator: <text:span text:style-name="T13">name.type</text:span></text:p>
      <text:p text:style-name="P20"/>
      <text:p text:style-name="P15">timeout (double)</text:p>
      <text:p text:style-name="P23">Select timeout as a real (double) value: <text:span text:style-name="T13">minutes.milliseconds</text:span></text:p>
      <text:p text:style-name="P47"/>
      <text:p text:style-name="P16"><text:span text:style-name="T4">pollSetupRequire</text:span><text:span text:style-name="T5">d</text:span><text:span text:style-name="T4"> (boolean)</text:span></text:p>
      <text:p text:style-name="P28"><text:span text:style-name="T2">A flag indicating that something occurred with one or more descriptors which requires regeneration of the </text:span><text:span text:style-name="T15">Poll</text:span><text:span text:style-name="T2"> select arrays.</text:span></text:p>
      <text:p text:style-name="P48"/>
      <text:p text:style-name="P49">Register</text:p>
      <text:p text:style-name="P9"><text:span text:style-name="T2">The Select\Register class <text:s/></text:span><text:span text:style-name="T3">create</text:span><text:span text:style-name="T2">s</text:span><text:span text:style-name="T3">, maintain</text:span><text:span text:style-name="T2">s</text:span><text:span text:style-name="T3"> and destroy</text:span><text:span text:style-name="T2">s Select\Descriptors.</text:span></text:p>
      <text:p text:style-name="P52"/>
      <text:p text:style-name="P9"><text:span text:style-name="T2">Descriptors are created with the </text:span><text:span text:style-name="T13">register</text:span><text:span text:style-name="T2"> method, maintained with the </text:span><text:span text:style-name="T13">enable</text:span><text:span text:style-name="T2">, </text:span><text:span text:style-name="T13">disable</text:span><text:span text:style-name="T2">, </text:span><text:span text:style-name="T13">isEnabled</text:span><text:span text:style-name="T2">, </text:span><text:span text:style-name="T13">callback</text:span><text:span text:style-name="T2">, and </text:span><text:span text:style-name="T13">buffer</text:span><text:span text:style-name="T2"> methods, and destroyed with the </text:span><text:span text:style-name="T13">unregister</text:span><text:span text:style-name="T2"> method.</text:span></text:p>
      <text:p text:style-name="P52"/>
      <text:p text:style-name="P54">Class methods:</text:p>
      <text:p text:style-name="P54"/>
      <text:p text:style-name="P58">register (name, type, resource[, callback[, buffer]]</text:p>
      <text:p text:style-name="P41">Create a descriptor containing the provided fields and store the descriptor in the <text:span text:style-name="T13">Select\Storage::selectDescriptors</text:span> array.</text:p>
      <text:p text:style-name="P41"/>
      <text:p text:style-name="P30">unregister (name, type)</text:p>
      <text:p text:style-name="P42"><text:span text:style-name="T19">Destroy the requested descriptor. <text:s/>The descriptor is removed from the </text:span><text:span text:style-name="T11">Select\Storage::selectDescriptors</text:span><text:span text:style-name="T19"> array and the </text:span><text:span text:style-name="T11">Select\Storage::pollSetupRequired</text:span><text:span text:style-name="T19"> flag is set to true.</text:span></text:p>
      <text:p text:style-name="P76"/>
      <text:p text:style-name="P32">unregisterAll</text:p>
      <text:p text:style-name="P77">Destroy all descriptors.</text:p>
      <text:p text:style-name="P61"/>
      <text:p text:style-name="P30">descriptorKey (name, type)</text:p>
      <text:p text:style-name="P42"><text:span text:style-name="T19">Returns a descriptor key created from the </text:span>name<text:span text:style-name="T19"> and </text:span>type<text:span text:style-name="T19"> parameters for use in locating a descriptor in </text:span><text:span text:style-name="T11">Select\Storage::selectDescriptors</text:span><text:span text:style-name="T19">.</text:span></text:p>
      <text:p text:style-name="P63"/>
      <text:p text:style-name="P31">getDescriptor (name, type)</text:p>
      <text:p text:style-name="P43"><text:span text:style-name="T19">Looks up the requested descriptor in </text:span><text:span text:style-name="T11">Select\Storage::selectDescriptor</text:span><text:span text:style-name="T19">. <text:s/>If found, the descriptor class instance is returned. <text:s/>If not found, a </text:span><text:span text:style-name="T15">Select\Exception</text:span><text:span text:style-name="T19"> exception is thrown.</text:span></text:p>
      <text:p text:style-name="P78"/>
      <text:p text:style-name="P31">enable (name, type)</text:p>
      <text:p text:style-name="P78">Enable the requested descriptor for Select processing.</text:p>
      <text:p text:style-name="P78"/>
      <text:p text:style-name="P31"><text:soft-page-break/>disable (name, type)</text:p>
      <text:p text:style-name="P78">Disable the requested descriptor. </text:p>
      <text:p text:style-name="P65"/>
      <text:p text:style-name="P31">isEnabled (name, type)</text:p>
      <text:p text:style-name="P78">Returns the enabled setting of the descriptor.</text:p>
      <text:p text:style-name="P63"/>
      <text:p text:style-name="P31">buffer (name, type, buffer)</text:p>
      <text:p text:style-name="P43"><text:span text:style-name="T19">Sets and retrieves the </text:span>buffer<text:span text:style-name="T19"> contents.</text:span></text:p>
      <text:p text:style-name="P63"/>
      <text:p text:style-name="P32">callback (name, type, callback)</text:p>
      <text:p text:style-name="P44"><text:span text:style-name="T19">Sets and retrieves the </text:span>callback<text:span text:style-name="T19"> array.</text:span></text:p>
      <text:p text:style-name="P61"/>
      <text:p text:style-name="P32">createCallback (type)</text:p>
      <text:p text:style-name="P44"><text:span text:style-name="T19">Creates a default callback array with </text:span><text:span text:style-name="T15">Select\Drivers</text:span><text:span text:style-name="T19"> as the class and </text:span><text:span text:style-name="T4">type</text:span><text:span text:style-name="T19"> as the method name.</text:span></text:p>
      <text:p text:style-name="P81"/>
      <text:p text:style-name="P38">Poll</text:p>
      <text:p text:style-name="P84">The Select\Poll class creates the arrays required by the stream_select class, places the request(s) and schedules selected descriptors for processing by their callback drivers.</text:p>
      <text:p text:style-name="P84"/>
      <text:p text:style-name="P36"><text:span text:style-name="T19">Each select type (</text:span><text:span text:style-name="T15">read</text:span><text:span text:style-name="T19">, </text:span><text:span text:style-name="T15">write</text:span><text:span text:style-name="T19">, </text:span><text:span text:style-name="T15">except</text:span><text:span text:style-name="T19">) is assigned 3 arrays:</text:span></text:p>
      <text:p text:style-name="P84"/>
      <text:p text:style-name="P36"><text:span text:style-name="T19"><text:tab/></text:span>readSelected</text:p>
      <text:p text:style-name="P36"><text:tab/>writeSelected</text:p>
      <text:p text:style-name="P36"><text:tab/>exceptSelected</text:p>
      <text:p text:style-name="P79">This array contains the resources (byte type) for each descriptor having a true enabled setting.</text:p>
      <text:p text:style-name="P79"/>
      <text:p text:style-name="P33">readKeys</text:p>
      <text:p text:style-name="P33">writeKeys</text:p>
      <text:p text:style-name="P33">exceptKeys</text:p>
      <text:p text:style-name="P79">These array are used to map the selected resources to the proper descriptor key.</text:p>
      <text:p text:style-name="P79"/>
      <text:p text:style-name="P33">readBackup</text:p>
      <text:p text:style-name="P33">writeBackup</text:p>
      <text:p text:style-name="P33">exceptBackup</text:p>
      <text:p text:style-name="P45"><text:span text:style-name="T19">These arrays are used to contain a copy of the </text:span><text:span text:style-name="T15">Selected</text:span><text:span text:style-name="T19"> arrays, and are used to replace the contents in the </text:span><text:span text:style-name="T15">Selected</text:span><text:span text:style-name="T19"> arrays when the poll method is called and </text:span>pollSetupRequired<text:span text:style-name="T19"> is false.</text:span></text:p>
      <text:p text:style-name="P67"/>
      <text:p text:style-name="P67"/>
      <text:p text:style-name="P67"/>
      <text:p text:style-name="P40">Class methods:</text:p>
      <text:p text:style-name="P86"/>
      <text:p text:style-name="P35">poll </text:p>
      <text:p text:style-name="P46"><text:span text:style-name="T19">Polls the selected arrays, created when </text:span><text:span text:style-name="T15">Select\Storage::pollSetupRequired</text:span><text:span text:style-name="T19"> is true, for ready resources, and schedules selected descriptors for I/O processing.</text:span></text:p>
      <text:p text:style-name="P68"/>
      <text:p text:style-name="P34"><text:soft-page-break/>timeout</text:p>
      <text:p text:style-name="P80">Sets and gets the stream_select timeout.</text:p>
      <text:p text:style-name="P80"/>
      <text:p text:style-name="P34">selected</text:p>
      <text:p text:style-name="P46"><text:span text:style-name="T19">Returns the number of streams that are in all </text:span><text:span text:style-name="T15">Selected </text:span><text:span text:style-name="T19">arrays.</text:span></text:p>
      <text:p text:style-name="P80"/>
      <text:p text:style-name="P34">selectReady</text:p>
      <text:p text:style-name="P80">Returns the number of descriptors selected for I/O processing.</text:p>
      <text:p text:style-name="P87"/>
      <text:p text:style-name="P39">Process</text:p>
      <text:p text:style-name="P37"><text:span text:style-name="T19">The </text:span><text:span text:style-name="T15">Select\Process</text:span><text:span text:style-name="T19"> class takes the descriptors selected by the </text:span><text:span text:style-name="T15">Select\Poll</text:span><text:span text:style-name="T19"> class and dispatches them to the corresponding callback class/method for I/O processing.</text:span></text:p>
      <text:p text:style-name="P87"/>
      <text:p text:style-name="P87">Class methods:</text:p>
      <text:p text:style-name="P87"/>
      <text:p text:style-name="P34">readyDescriptors</text:p>
      <text:p text:style-name="P34"><text:span text:style-name="T19">Process all descriptors in </text:span><text:span text:style-name="T15">Select\Storage::selectDescriptors</text:span><text:span text:style-name="T19"> with the ready flag set to true by calling their callback processing routine.</text:span></text:p>
      <text:p text:style-name="P107"/>
      <text:p text:style-name="P87"/>
      <text:p text:style-name="P68"/>
      <text:p text:style-name="P61"/>
      <text:p text:style-name="P63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31:18.433000000</meta:creation-date>
    <dc:date>2015-04-10T18:56:00.268507313</dc:date>
    <meta:editing-duration>PT4H28M34S</meta:editing-duration>
    <meta:editing-cycles>27</meta:editing-cycles>
    <meta:generator>LibreOffice/4.3.6.2$Linux_X86_64 LibreOffice_project/430$Build-2</meta:generator>
    <meta:document-statistic meta:table-count="0" meta:image-count="0" meta:object-count="0" meta:page-count="11" meta:paragraph-count="162" meta:word-count="1244" meta:character-count="8812" meta:non-whitespace-character-count="7720"/>
  </office:meta>
</office:document-meta>
</file>